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k Mukta" svg:font-family="'Ek Mukta'"/>
    <style:font-face style:name="Ek Mukta1" svg:font-family="'Ek Mukta'" style:font-family-generic="system" style:font-pitch="variable"/>
    <style:font-face style:name="Lemon" svg:font-family="Lemo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Liberation Serif"/>
    </style:style>
    <style:style style:name="P2" style:family="paragraph" style:parent-style-name="Heading_20_1">
      <style:text-properties fo:language="pl" fo:country="PL" officeooo:rsid="000815b2" officeooo:paragraph-rsid="000815b2"/>
    </style:style>
    <style:style style:name="P3" style:family="paragraph" style:parent-style-name="Heading_20_1">
      <style:text-properties officeooo:rsid="000815b2" officeooo:paragraph-rsid="000815b2"/>
    </style:style>
    <style:style style:name="P4" style:family="paragraph" style:parent-style-name="Standard" style:list-style-name="L4">
      <style:text-properties fo:language="pl" fo:country="PL" officeooo:rsid="00086780" officeooo:paragraph-rsid="00086780"/>
    </style:style>
    <style:style style:name="P5" style:family="paragraph" style:parent-style-name="Standard" style:list-style-name="L4">
      <style:text-properties fo:language="pl" fo:country="PL" officeooo:rsid="0009c19e" officeooo:paragraph-rsid="0009c19e"/>
    </style:style>
    <style:style style:name="P6" style:family="paragraph" style:parent-style-name="Standard" style:list-style-name="L1"/>
    <style:style style:name="P7" style:family="paragraph" style:parent-style-name="Standard">
      <style:text-properties style:font-name="Liberation Serif" fo:language="pl" fo:country="PL" officeooo:rsid="0007e578" officeooo:paragraph-rsid="0007e578"/>
    </style:style>
    <style:style style:name="P8" style:family="paragraph" style:parent-style-name="Standard">
      <style:text-properties style:font-name="Liberation Serif"/>
    </style:style>
    <style:style style:name="P9" style:family="paragraph" style:parent-style-name="Standard" style:list-style-name="L4"/>
    <style:style style:name="P10" style:family="paragraph" style:parent-style-name="Standard" style:list-style-name="L2"/>
    <style:style style:name="P11" style:family="paragraph" style:parent-style-name="Standard" style:list-style-name="L4">
      <style:text-properties officeooo:rsid="00086780" officeooo:paragraph-rsid="00086780"/>
    </style:style>
    <style:style style:name="T1" style:family="text">
      <style:text-properties officeooo:rsid="000815b2"/>
    </style:style>
    <style:style style:name="T2" style:family="text">
      <style:text-properties fo:language="pl" fo:country="PL"/>
    </style:style>
    <style:style style:name="T3" style:family="text">
      <style:text-properties fo:language="pl" fo:country="PL" officeooo:rsid="0008678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ick Smasher</text:p>
      <text:p text:style-name="P7"/>
      <text:p text:style-name="P8">Because I wasn’t sure how to name it, it is ane will be named documentation.odt, but this file’s purpouse is to allow me to gather and combine all ideas in one place, before I start to <text:s/>write the game itself.</text:p>
      <text:p text:style-name="P7"/>
      <text:h text:style-name="Heading_20_1" text:outline-level="1">Technicalities:</text:h>
      <text:list text:style-name="L1">
        <text:list-item>
          <text:p text:style-name="P6"><text:span text:style-name="T1">G</text:span>ame engine – <text:span text:style-name="T1">Godot 4.1</text:span></text:p>
        </text:list-item>
        <text:list-item>
          <text:p text:style-name="P6"><text:span text:style-name="T1">S</text:span>cripting language – <text:span text:style-name="T1">Gdscript</text:span></text:p>
        </text:list-item>
        <text:list-item>
          <text:p text:style-name="P6">Documentation – <text:span text:style-name="T1">LibreOffice Writer</text:span> (it’s good enough for what I’m trying to acomplish)</text:p>
        </text:list-item>
        <text:list-item>
          <text:p text:style-name="P6">Version control – Git</text:p>
        </text:list-item>
        <text:list-item>
          <text:p text:style-name="P6">Published at: <text:a xlink:type="simple" xlink:href="https://github.com/Morswin/Brick-Smasher" text:style-name="Internet_20_link" text:visited-style-name="Visited_20_Internet_20_Link">https://github.com/Morswin/Brick-Smasher</text:a></text:p>
        </text:list-item>
      </text:list>
      <text:p text:style-name="Standard"/>
      <text:h text:style-name="P3" text:outline-level="1"><text:span text:style-name="T2">Key words later used in the file:</text:span></text:h>
      <text:list text:style-name="L4">
        <text:list-item>
          <text:p text:style-name="P5">Ball</text:p>
        </text:list-item>
        <text:list-item>
          <text:p text:style-name="P9">Brick </text:p>
          <text:list>
            <text:list-item>
              <text:p text:style-name="P4">Endurance</text:p>
            </text:list-item>
          </text:list>
        </text:list-item>
        <text:list-item>
          <text:p text:style-name="P9">Defle<text:span text:style-name="T3">ctor</text:span></text:p>
        </text:list-item>
        <text:list-item>
          <text:p text:style-name="P11"><text:span text:style-name="T3">L</text:span><text:span text:style-name="T2">ife points</text:span></text:p>
        </text:list-item>
      </text:list>
      <text:p text:style-name="Standard"/>
      <text:h text:style-name="P2" text:outline-level="1">Main game loop:</text:h>
      <text:list text:style-name="L2">
        <text:list-item>
          <text:p text:style-name="P10">Player start a new game</text:p>
        </text:list-item>
        <text:list-item>
          <text:p text:style-name="P10">Player starts with 1 ball attached to their deflector. Player has to press space bar to start the game.</text:p>
        </text:list-item>
        <text:list-item>
          <text:p text:style-name="P10">Ball bounces around the map, lowering bricks’ endurance, whenever it bounces off of them.</text:p>
          <text:list>
            <text:list-item>
              <text:p text:style-name="P10">Brick that has its endurance brough to 0, gets removed from the map, and the player gets some points.</text:p>
            </text:list-item>
            <text:list-item>
              <text:p text:style-name="P10">Bricks slowly move downward as the time passes, making it more and more difficult to play.</text:p>
            </text:list-item>
            <text:list-item>
              <text:p text:style-name="P10">There is no end to how many bricks there may be generated. But the bigger player’s score is, the more endurance bricks will get while getting randomised.</text:p>
            </text:list-item>
          </text:list>
        </text:list-item>
        <text:list-item>
          <text:p text:style-name="P10">If player let the ball reach bottom edge of the map, player looses 1 life point. If player has more than 0 life points, it goes to step 2).</text:p>
        </text:list-item>
        <text:list-item>
          <text:p text:style-name="P10">Game over. Score is being added to the local leaderboard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k Mukta" svg:font-family="'Ek Mukta'"/>
    <style:font-face style:name="Ek Mukta1" svg:font-family="'Ek Mukta'" style:font-family-generic="system" style:font-pitch="variable"/>
    <style:font-face style:name="Lemon" svg:font-family="Lemo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Ek Mukta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Ek Mukt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Ek Mukta1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" style:font-family-complex="'Ek Mukta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Ek Mukta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" style:font-family-complex="'Ek Mukta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4:42:26.384416972</meta:creation-date>
    <meta:generator>LibreOffice/7.5.8.2$Linux_X86_64 LibreOffice_project/50$Build-2</meta:generator>
    <dc:date>2023-11-30T15:15:27.376072997</dc:date>
    <meta:editing-duration>PT33M1S</meta:editing-duration>
    <meta:editing-cycles>4</meta:editing-cycles>
    <meta:document-statistic meta:table-count="0" meta:image-count="0" meta:object-count="0" meta:page-count="1" meta:paragraph-count="23" meta:word-count="241" meta:character-count="1317" meta:non-whitespace-character-count="1111"/>
  </office:meta>
</office:document-meta>
</file>